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cofeek@fedora</text:initial-creator></text:p>
      <text:p text:style-name="OrgSubtitle"/>
      <text:p text:style-name="Text_20_body">Composer - пакетный менеджер зависимостей, предназначенный для упрощения загрузки и установки сторонних php библиотек в проект <text:line-break/>PHP Unit - библиотека для проведения модульных тестов <text:line-break/>Автоматизированное тестирование - тестирование с использование специального ПО <text:line-break/>Альфа тестирование - приемочное тестирование на поздней стадии и включает имитацию реального использования <text:line-break/>Баг-репорт- отчет об ошибках <text:line-break/>Белый ящик - тестирование зная внутреннюю структуру программы или системы  (видя код) <text:line-break/>Бета тестирование - интенсивное использование почти готовой версии продукта <text:line-break/>Валидация - Определение соответствия разрабатываемого ПО ожиданиям и потребностям пользователя, требованиям системы <text:line-break/>Валидация сайта - проверка соответствия программного кода ресурсам всем установленным и общепринятым нормам разработки, верстки и веб-дизайна <text:line-break/>Верификация - процесс оценки системы или ее компонентов с целью определения того, удовлетворяют ли результаты текущего этапа разработки условиям сформированным в начале этого этапа <text:line-break/>Гамма-тестирование - финальная стадия тестирования перед выпуском продукта <text:line-break/>Графический интерфейс пользователя - разновидность интерфейса, обеспечивающая взаимодействие через графические элементы(меню, кнопки, значки и т.д.) <text:line-break/>Доступность - система должна быть доступна авторизованным пользователям для чтения и записи данных <text:line-break/>Жизненный цикл тестирования (ЖЦ STLC) - процесс тестирования, которое включает в себя определенную последовательность шагов, чтобы гарантировать достижение цели в области качества <text:line-break/>Интеграционное тестирование - проверка взаимосвязей компонентов между собой и их интеграции с системой <text:line-break/>Конфигурационное тестирование - тестирование во время которого проверяется работа ПО в различных конфигурациях системы <text:line-break/>Конфиденциальность - посторонние пользователи не могут прочитать какие-либо данные <text:line-break/>Критерии начала - набор условий для продолжения процесса с определенной задачей <text:line-break/>Критерии окончания/выхода - набор условий для того чтобы процесс мог считаться завершенным <text:line-break/>Модульное тестирование - проверка атомарных частей кода (методов, классов, функций, методов классов) <text:line-break/>Нагрузка на сайт - Количество запросов, которое поступает на сервер веб-приложения в единицу времени <text:line-break/>Негативное тестирование - тестирование системы на нештатное поведение <text:line-break/>Объемное тестирование - вид тестирования, в котором производится проверка производительности веб-приложения при работе с большим объемом данных <text:line-break/>Отчет по тестированию - содержит подробные ответы на вопросы: что тестировать? где тестировать? когда тестировать? как тестировать? <text:line-break/>Позитивное тестирование - проверка работы системы на соответствие ее нормальному поведению согласно ТЗ <text:line-break/>Покрытие кода - оценка покрытия исполняемого кода тестами, путем отслеживания непроверенных в процессе тестирования частей ПО <text:line-break/>Покрытие требований - оценка покрытия тестами функциональных и нефункциональных требований к продукту, путем построения матриц трассировки <text:line-break/>Пользовательский интерфейс - совокупность средств и методов, при помощи которых пользователь взаимодействует с различными машинами, устройствами и аппаратурой <text:line-break/>Приемочное тестирование (E2E, сквозное) - тестирование, во время которого происходит валидация требований <text:line-break/>Распознавание образа - подход использующий механизмы реализации специальных возможностей (accessibility) и особенности реализации некоторых UI-фреймворков <text:line-break/>Регрессионное тестирование - тестирование которое направленно на проверку изменений, сделанных в приложении для подтверждения того что существующая функциональность работает как прежде <text:line-break/>Санитарное тестирование или проверка согласованности/исправности - тестирование которое доказывает то, что конкретная функция работает согласно заявленным спецификациям требований <text:line-break/>Серый ящик - тестирование частично зная внутреннюю структуру программы или системы (частично видя код) <text:line-break/>Системное тестирование - проверка взаимодействия тестируемого ПО с системой по функциональным и нефункциональным требованиям с максимально приближенным окружением, которое у конечного пользователя <text:line-break/>Стрессовое тестирование - вид тестирования, в ходе которого производится проверка производительности веб-приложения при экстремально высоких нагрузках <text:line-break/>Тест-дизайн - этап процесса тестирования ПО на котором проектируются и создаются тест-кейсы, в соответствии с определенными ранее критериями качества и целями тестирования <text:line-break/>Тестирование безопасности - тестирование в котором необходимо найти и устранить уязвимости в веб-приложении до того, как ими воспользуются злоумышленники <text:line-break/>Тестирование нагрузки сайта - процесс проверки производительности с помощью симуляции повышенного количества запросов <text:line-break/>Тестирование на отказ и восстановление - тестирование во время которого проверяется способность на отказ и успешность восстановления после сбоев <text:line-break/>Тестирование пользовательского интерфейса - тестирование, во время которого проверяется взаимодействие человека и ПО <text:line-break/>Тестирование ПО - Процесс анализа программного средства и сопутствующей документации с целью выявления дефектов и повышения качества продукта <text:line-break/>Тестирование производительности - тестирование, задачей которого является определение масштабирования приложения под нагрузкой <text:line-break/>Тестирование сборки - тестирование которое проверяет соответствие выпущенной версии критериям качества <text:line-break/>Тестирование стабильности/надежности - вид тестирования, в котором производится проверка производительности веб-приложения при продолжительной работе <text:line-break/>Тестирование установки - тестирование, которое направлено на проверку успешной установки и настройки а также на обновление и удаление ПО <text:line-break/>Тест-кейс - документ, который описывает последовательность шагов, условий и параметров, необходимых для проверки объекта тестирования <text:line-break/>Тестовое покрытие - на базе анализа потока управления - оценка покрытием основанное на определении путей выполнения кода программного модуля и создания выполняемых тест-кейсов для покрытия этих путей <text:line-break/>Тест-план - вид тестовой документации, который отвечает на вопросы: что тестировать? где тестировать? когда тестировать? как тестировать? <text:line-break/>Тест-сьют - набор тест-кейсов, объединенный одним модулем, функциональностью, приоритетом и т.д. <text:line-break/>Требование - описание того, какие функции и соблюдение условий должно выполнять <text:line-break/>Функциональное тестирование - тестирование, которое основывается на функциях и особенностях, а также на взаимодействии с другими системами <text:line-break/>Целостность - Неавторизованные пользователи не могут писать данные <text:line-break/>Чек-лист - документ содержащий список проверок необходимых в рамках тестирования <text:line-break/>Черный ящик - тестирование без доступа к внутренней системе (не видя код) 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4-06-03T08:22:06</dc:date>
    <meta:creation-date>2024-06-03T08:22:06</meta:creation-date>
    <meta:generator>Emacs 28.2 (Org mode 9.5.5)</meta:generator>
    <meta:keyword/>
    <dc:subject/>
    <dc:title/>
  </office:meta>
</office:document-meta>
</file>